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udo de um compilador sob a perspectiva de um sistema online de programação</text:p>
      <text:p text:style-name="P2"/>
      <text:p text:style-name="P2">Introdução</text:p>
      <text:p text:style-name="P2"/>
      <text:p text:style-name="P3"><text:tab/>É evidente o crescente número de usuários conectados e dependentes da internet ao longo do tempo. Percebe-se também que estes usuários, estão cada vez mais necessitados de que suas ferramentas, antes usadas em seus <text:span text:style-name="T1">desktops</text:span><text:span text:style-name="T2">¹, fiquem disponíveis online, de prontidão, sempre que se fizer necessário, mesmo estando conectado longe de casa. Fez-se então necessário que o desenvolvimento de softwares caminhasse neste mesmo sentido.</text:span></text:p>
      <text:p text:style-name="P3"><text:span text:style-name="T2"><text:tab/>Os sistemas </text:span></text:p>
      <text:p text:style-name="P1"/>
      <text:p text:style-name="P4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a Turismo</meta:initial-creator>
    <meta:creation-date>2011-05-05T10:28:02</meta:creation-date>
    <dc:date>2011-05-05T16:32:14</dc:date>
    <dc:creator>Mara Turismo</dc:creator>
    <meta:editing-duration>PT2H51M46S</meta:editing-duration>
    <meta:editing-cycles>4</meta:editing-cycles>
    <meta:generator>BrOffice.org/3.3$Unix OpenOffice.org_project/330m20$Build-9567</meta:generator>
    <meta:document-statistic meta:table-count="0" meta:image-count="0" meta:object-count="0" meta:page-count="1" meta:paragraph-count="5" meta:word-count="81" meta:character-count="531"/>
  </office:meta>
</office:document-meta>
</file>